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710" officeooo:paragraph-rsid="0018d710"/>
    </style:style>
    <style:style style:name="P2" style:family="paragraph" style:parent-style-name="Standard">
      <style:paragraph-properties fo:text-align="justify" style:justify-single-word="false"/>
      <style:text-properties officeooo:rsid="0018d710" officeooo:paragraph-rsid="0018d710"/>
    </style:style>
    <style:style style:name="P3" style:family="paragraph" style:parent-style-name="Standard">
      <style:paragraph-properties fo:text-align="justify" style:justify-single-word="false"/>
      <style:text-properties officeooo:rsid="0018d710" officeooo:paragraph-rsid="001a672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d710" officeooo:paragraph-rsid="0018d71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50f6" officeooo:paragraph-rsid="002050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c3c1f" officeooo:paragraph-rsid="001c3c1f"/>
    </style:style>
    <style:style style:name="P7" style:family="paragraph" style:parent-style-name="Standard">
      <style:paragraph-properties fo:text-align="justify" style:justify-single-word="false"/>
      <style:text-properties officeooo:rsid="001d795a" officeooo:paragraph-rsid="001d795a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a672b" officeooo:paragraph-rsid="001a672b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8d710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a672b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2197b6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8d710" officeooo:paragraph-rsid="0018d710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8d710" officeooo:paragraph-rsid="001a672b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c3c1f" officeooo:paragraph-rsid="001c3c1f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d795a" officeooo:paragraph-rsid="001d795a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2050f6" officeooo:paragraph-rsid="001d795a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2050f6" officeooo:paragraph-rsid="002050f6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22df2e" officeooo:paragraph-rsid="0022df2e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197b6" officeooo:paragraph-rsid="0022df2e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2197b6" officeooo:paragraph-rsid="002197b6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4dc94" officeooo:paragraph-rsid="001d795a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4dc94" officeooo:paragraph-rsid="0024dc94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24dc94" officeooo:paragraph-rsid="00262430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262430" officeooo:paragraph-rsid="00262430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26b240" officeooo:paragraph-rsid="0026b240"/>
    </style:style>
    <style:style style:name="P26" style:family="paragraph" style:parent-style-name="Standard">
      <style:paragraph-properties fo:text-align="justify" style:justify-single-word="false"/>
      <style:text-properties officeooo:rsid="0026b240" officeooo:paragraph-rsid="0026b240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279954" officeooo:paragraph-rsid="00279954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8199c" officeooo:paragraph-rsid="0028199c"/>
    </style:style>
    <style:style style:name="P29" style:family="paragraph" style:parent-style-name="Standard">
      <style:paragraph-properties fo:text-align="justify" style:justify-single-word="false"/>
      <style:text-properties officeooo:rsid="0028199c" officeooo:paragraph-rsid="0028199c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87a90" officeooo:paragraph-rsid="00287a90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87a90" officeooo:paragraph-rsid="00287a90" style:font-weight-asian="normal" style:font-weight-complex="normal"/>
    </style:style>
    <style:style style:name="T1" style:family="text">
      <style:text-properties officeooo:rsid="0018d710"/>
    </style:style>
    <style:style style:name="T2" style:family="text">
      <style:text-properties officeooo:rsid="001a672b"/>
    </style:style>
    <style:style style:name="T3" style:family="text">
      <style:text-properties officeooo:rsid="001bb80c"/>
    </style:style>
    <style:style style:name="T4" style:family="text">
      <style:text-properties officeooo:rsid="001c3c1f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197b6"/>
    </style:style>
    <style:style style:name="T7" style:family="text">
      <style:text-properties officeooo:rsid="0022df2e"/>
    </style:style>
    <style:style style:name="T8" style:family="text">
      <style:text-properties officeooo:rsid="002624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nsamento computacional</text:p>
      <text:p text:style-name="P1"/>
      <text:list xml:id="list2382767238" text:style-name="L1">
        <text:list-item>
          <text:p text:style-name="P8">Refere-se ao processo de pensamento envolvido na expressão de soluções em passos computacionais ou algoritmos que podem ser implementados no computador.</text:p>
          <text:p text:style-name="P9"/>
        </text:list-item>
        <text:list-item>
          <text:p text:style-name="P12">Pensamento computacional é uma habilidade geral de formulação e resolução de problema computacionais.</text:p>
        </text:list-item>
      </text:list>
      <text:p text:style-name="P2"/>
      <text:list xml:id="list115359814825888" text:continue-numbering="true" text:style-name="L1">
        <text:list-item>
          <text:p text:style-name="P12">É uma habilidade generalista perfeitamente expandida a qualquer área do conhecimento.</text:p>
        </text:list-item>
      </text:list>
      <text:p text:style-name="P2"/>
      <text:list xml:id="list115358460841182" text:continue-numbering="true" text:style-name="L1">
        <text:list-item>
          <text:p text:style-name="P13">É baseado em 4 pilares: </text:p>
          <text:list>
            <text:list-item>
              <text:p text:style-name="P10"><text:span text:style-name="T1">decomposição → dividir um problema </text:span><text:span text:style-name="T3">complexo</text:span><text:span text:style-name="T1"> em subproblemas </text:span><text:span text:style-name="T3">de forma que fique mais fácil de se resolver</text:span><text:span text:style-name="T1">;</text:span></text:p>
            </text:list-item>
            <text:list-item>
              <text:p text:style-name="P10"><text:span text:style-name="T1">reconhecimento de padrões → identificar padrões ou tendências – pode ser por similaridades e diferenças entre os problemas, padrão comportamental </text:span><text:span text:style-name="T2">(correlação);</text:span></text:p>
            </text:list-item>
            <text:list-item>
              <text:p text:style-name="P10"><text:span text:style-name="T1">abstração → </text:span><text:span text:style-name="T2">extrapolar o conceito do problema para uma forma generalista.</text:span></text:p>
            </text:list-item>
            <text:list-item>
              <text:p text:style-name="P13">design de algoritmos → <text:span text:style-name="T4">automatizar, definir passo a passo a solução do problema.</text:span></text:p>
            </text:list-item>
          </text:list>
        </text:list-item>
      </text:list>
      <text:p text:style-name="P3"/>
      <text:list xml:id="list115359927927784" text:continue-numbering="true" text:style-name="L1">
        <text:list-item>
          <text:p text:style-name="P14">Processo contínuo → definir uma solução, testá-la e aperfeiçoá-la.</text:p>
          <text:p text:style-name="P14"/>
        </text:list-item>
        <text:list-item>
          <text:p text:style-name="P14">Variação dos pilares → raciocínio lógico (complementar e inerente ao processo), refinamento.</text:p>
        </text:list-item>
      </text:list>
      <text:p text:style-name="P6"/>
      <text:p text:style-name="P7"><text:span text:style-name="T5">Habilidades complementares</text:span> (raciocínio lógico e refinamento)</text:p>
      <text:list xml:id="list619558586" text:style-name="L2">
        <text:list-item>
          <text:p text:style-name="P15">Raciocínio lógico é uma forma de pensamento estruturado, ou raciocínio, que permite encontrar a conclusão ou determinar a resolução de um problema.</text:p>
          <text:p text:style-name="P15"/>
        </text:list-item>
        <text:list-item>
          <text:p text:style-name="P15">Classificação</text:p>
          <text:list>
            <text:list-item>
              <text:p text:style-name="P15">Indução → </text:p>
            </text:list-item>
            <text:list-item>
              <text:p text:style-name="P15">Dedução → dado uma lei e uma teoria, farei uma dedução e previsões.</text:p>
            </text:list-item>
            <text:list-item>
              <text:p text:style-name="P15">Abdução → utiliza a conclusão para determinar a premissa. Ex: a grama está molhada, logo deve ter chovido.</text:p>
            </text:list-item>
          </text:list>
        </text:list-item>
      </text:list>
      <text:p text:style-name="P7"/>
      <text:list xml:id="list115358806587233" text:continue-numbering="true" text:style-name="L2">
        <text:list-item>
          <text:p text:style-name="P15">Aperfeiçoamento (refinamento) → a partir de uma solução, determinar pontos de melhora e refinamento.</text:p>
          <text:list>
            <text:list-item>
              <text:p text:style-name="P15">Encontrar solução eficiente → melhor uso dos recursos;</text:p>
            </text:list-item>
            <text:list-item>
              <text:p text:style-name="P15">Otimizar processos → melhor uso dos recursos;</text:p>
            </text:list-item>
            <text:list-item>
              <text:p text:style-name="P15">Simplificar linhas de código → melhorar códigos e algoritmos;</text:p>
            </text:list-item>
            <text:list-item>
              <text:p text:style-name="P15">Funções bem definidas.</text:p>
            </text:list-item>
          </text:list>
        </text:list-item>
      </text:list>
      <text:p text:style-name="P7"/>
      <text:p text:style-name="P5">Pilares do pensamento computacional</text:p>
      <text:list xml:id="list115358685701294" text:continue-numbering="true" text:style-name="L2">
        <text:list-item>
          <text:p text:style-name="P16">Decomposição</text:p>
          <text:list>
            <text:list-item>
              <text:p text:style-name="P17">Análise → processo de quebrar e determinar partes menores e gerenciáveis.</text:p>
            </text:list-item>
            <text:list-item>
              <text:p text:style-name="P17">Síntese → combinar os elementos recompondo o problema original. <text:span text:style-name="T7">É um processo de reconstrução.</text:span></text:p>
            </text:list-item>
            <text:list-item>
              <text:p text:style-name="P18">Ordem de execução das tarefas pode ser sequencial ou paralelo.</text:p>
              <text:list>
                <text:list-item>
                  <text:p text:style-name="P19"><text:span text:style-name="T7">S</text:span>equencial → <text:span text:style-name="T7">dependência entre as tarefas. Ordem das tarefas. Tarefas executadas em fila;</text:span></text:p>
                </text:list-item>
                <text:list-item>
                  <text:p text:style-name="P20">Paralelo → execução de tarefas de forma concomitante. <text:span text:style-name="T7">O problema é paralelizado. Mais eficiência e menos tempo.</text:span></text:p>
                </text:list-item>
              </text:list>
            </text:list-item>
            <text:list-item>
              <text:p text:style-name="P11"><text:span text:style-name="T7">Desenvolver a decomposição dos componentes por si só!</text:span><text:span text:style-name="T6"><text:tab/></text:span></text:p>
            </text:list-item>
            <text:list-item>
              <text:p text:style-name="P20"><text:soft-page-break/>Focar nos componentes, verificar se há dependência entre eles, agregar <text:span text:style-name="T7">os dados</text:span> (recompor), visualizar a funcionalidade.</text:p>
            </text:list-item>
            <text:list-item>
              <text:p text:style-name="P18">Ex: cozinhar (identificar os ingredientes, determinar as etapas – sequencial ou paralelo, executar cada etapa, agregar os ingredientes para finalizar).</text:p>
            </text:list-item>
            <text:list-item>
              <text:p text:style-name="P18">Ex: criar um app (finalidade, interface, funcionalidades, pré-requisitos).</text:p>
            </text:list-item>
          </text:list>
          <text:p text:style-name="P21"/>
        </text:list-item>
        <text:list-item>
          <text:p text:style-name="P21">Reconhecimento de padrões</text:p>
          <text:list>
            <text:list-item>
              <text:p text:style-name="P22">Modelo base</text:p>
            </text:list-item>
            <text:list-item>
              <text:p text:style-name="P22">Estrutura invariante</text:p>
            </text:list-item>
            <text:list-item>
              <text:p text:style-name="P22">Repetição dessa estrutura invariante → processo usado pro diferentes plataformas.</text:p>
            </text:list-item>
            <text:list-item>
              <text:p text:style-name="P22">Ex: compressão de dados → vetor resultante para quantidade de dados semelhantes existentes (pelo reconhecimento de padrões).</text:p>
            </text:list-item>
            <text:list-item>
              <text:p text:style-name="P22">Reconhecer padrões para generalizar com objetiv<text:span text:style-name="T8">o</text:span> de <text:span text:style-name="T8">o</text:span>bter resolução para problemas diferentes.</text:p>
            </text:list-item>
            <text:list-item>
              <text:p text:style-name="P22">1. classificação de objetos (classes, categorias)</text:p>
            </text:list-item>
            <text:list-item>
              <text:p text:style-name="P22">Como o computador reconhece padrões?</text:p>
              <text:list>
                <text:list-item>
                  <text:p text:style-name="P22">O ser humano faz por <text:span text:style-name="T8">grau de similaridade (compara grupo conhecido x objeto desconhecido)</text:span>.</text:p>
                </text:list-item>
                <text:list-item>
                  <text:p text:style-name="P23">No computador <text:span text:style-name="T8">é necessário: </text:span></text:p>
                  <text:list>
                    <text:list-item>
                      <text:p text:style-name="P23"><text:span text:style-name="T8">primeiro representar os atributos (fornecer os dados);</text:span></text:p>
                    </text:list-item>
                    <text:list-item>
                      <text:p text:style-name="P23"><text:span text:style-name="T8">aprendizado (conceito associado ao objeto);</text:span></text:p>
                    </text:list-item>
                    <text:list-item>
                      <text:p text:style-name="P23"><text:span text:style-name="T8">armazenar os dados (para o computador acessá-los); </text:span></text:p>
                    </text:list-item>
                    <text:list-item>
                      <text:p text:style-name="P23"><text:span text:style-name="T8">determinar regras de decisão (baseado naquilo que o computador já aprendeu).</text:span></text:p>
                    </text:list-item>
                  </text:list>
                </text:list-item>
              </text:list>
            </text:list-item>
            <text:list-item>
              <text:p text:style-name="P24">O reconhecimento de padrões é utilizado para: classificação de dados, reconhecimento de imagem, reconhecimento de fala, análise de cenas, classificação de documentos.</text:p>
            </text:list-item>
          </text:list>
        </text:list-item>
      </text:list>
      <text:p text:style-name="P7"/>
      <text:list xml:id="list115358545305386" text:continue-numbering="true" text:style-name="L2">
        <text:list-item>
          <text:p text:style-name="P24">Abstração</text:p>
          <text:list>
            <text:list-item>
              <text:p text:style-name="P24">Processo intelectual de isolamento de um objeto da realidade.</text:p>
            </text:list-item>
            <text:list-item>
              <text:p text:style-name="P25">Generalização, na lógica, é a operação intelectual que consiste em reunir numa classe geral, um conjunto de seres ou fenômenos similares.</text:p>
            </text:list-item>
            <text:list-item>
              <text:p text:style-name="P25">Desfocar dos detalhes menos importantes (ou focar nos pontos essenciais) para generalizar e obter uma representação do objeto.</text:p>
            </text:list-item>
            <text:list-item>
              <text:p text:style-name="P25">Ex: algoritmos, árvores de dados, satélites, arquiteturas.</text:p>
            </text:list-item>
          </text:list>
        </text:list-item>
      </text:list>
      <text:p text:style-name="P26"/>
      <text:list xml:id="list115359789621996" text:continue-numbering="true" text:style-name="L2">
        <text:list-item>
          <text:p text:style-name="P27">Algoritmos</text:p>
          <text:list>
            <text:list-item>
              <text:p text:style-name="P27">processo de resolução de problemas “step by step” utilizando instruções (o que precisa ser feito e na ordem, que precisa ser entendido por humano e máquina).</text:p>
            </text:list-item>
            <text:list-item>
              <text:p text:style-name="P27">Desenvolvimento do programa. Etapas:</text:p>
              <text:list>
                <text:list-item>
                  <text:p text:style-name="P27">Análise → estudo e definição dos dados de entrada e saída.</text:p>
                </text:list-item>
                <text:list-item>
                  <text:p text:style-name="P27">Algoritmo → descreve o problema por meio de ferramentas narrativas, fluxograma ou pseudocódigo.</text:p>
                </text:list-item>
                <text:list-item>
                  <text:p text:style-name="P27">Codificação → o algoritmo é codificado com a linguagem de programação escolhida.</text:p>
                </text:list-item>
              </text:list>
            </text:list-item>
            <text:list-item>
              <text:p text:style-name="P27">Sequência de passos com objetivo definido.</text:p>
            </text:list-item>
            <text:list-item>
              <text:p text:style-name="P27">Execução de tarefas específicas.</text:p>
            </text:list-item>
            <text:list-item>
              <text:p text:style-name="P27">Conjunto de operações que resultam em uma sucessão finita de ações.</text:p>
            </text:list-item>
            <text:list-item>
              <text:p text:style-name="P28">Compreensão do problema, definição dados de entrada, definir processamento, definir dados de saída, utilizar um método de construção, teste e diagnóstico.</text:p>
            </text:list-item>
            <text:list-item>
              <text:p text:style-name="P28">Construção de algoritmos → narrativa (utilização da linguagem natural), fluxograma (utilização de símbolos pré-definidos), pseudocódigo.</text:p>
            </text:list-item>
          </text:list>
        </text:list-item>
      </text:list>
      <text:p text:style-name="P29"/>
      <text:p text:style-name="P30">Estudo de caso</text:p>
      <text:p text:style-name="P3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1:37:43.152000000</meta:creation-date>
    <dc:date>2022-03-26T11:53:57.765000000</dc:date>
    <meta:editing-duration>PT1H16M40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69" meta:word-count="733" meta:character-count="4806" meta:non-whitespace-character-count="4196"/>
  </office:meta>
</office:document-meta>
</file>